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qrt>
        <msup>
          <mi>q</mi>
          <mn>2</mn>
        </msup>
      </msqrt>
      <mo stretchy="false">/</mo>
      <msub>
        <mi>m</mi>
        <mi mathvariant="normal">ℓ</mi>
      </msub>
    </mrow>
    <annotation encoding="StarMath 5.0">{sqrt q^2} / {m_%ell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1:23:55.081640221</meta:creation-date>
    <meta:generator>LibreOffice/4.2.7.2$Linux_X86_64 LibreOffice_project/420m0$Build-2</meta:generator>
  </office:meta>
</office:document-meta>
</file>